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Leelawadee" svg:font-family="Leelawadee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StrongEmphasis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Leelawadee" style:font-name-complex="Leelawadee"/>
    </style:style>
    <style:style style:name="P5" style:parent-style-name="PreformattedText" style:family="paragraph">
      <style:paragraph-properties fo:margin-bottom="0.1965in"/>
    </style:style>
    <style:style style:name="T6" style:parent-style-name="DefaultParagraphFont" style:family="text">
      <style:text-properties style:font-name="Leelawadee" style:font-name-complex="Leelawadee"/>
    </style:style>
    <style:style style:name="T7" style:parent-style-name="DefaultParagraphFont" style:family="text">
      <style:text-properties style:font-name="Leelawadee" style:font-name-complex="Leelawadee"/>
    </style:style>
    <style:style style:name="P8" style:parent-style-name="Heading2" style:family="paragraph">
      <style:paragraph-properties fo:margin-top="0in" fo:margin-bottom="0.1965in"/>
      <style:text-properties style:text-underline-type="single" style:text-underline-style="solid" style:text-underline-width="auto" style:text-underline-mode="continuous"/>
    </style:style>
    <style:style style:name="P9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10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11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12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13" style:parent-style-name="PreformattedText" style:family="paragraph">
      <style:paragraph-properties fo:margin-bottom="0.1965in"/>
    </style:style>
    <style:style style:name="T14" style:parent-style-name="DefaultParagraphFont" style:family="text">
      <style:text-properties style:font-name="Leelawadee" style:font-name-complex="Leelawadee" fo:color="#111111" fo:background-color="#EEEEFF"/>
    </style:style>
    <style:style style:name="P1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eelawadee" style:font-name-asian="Times New Roman" style:font-name-complex="Leelawadee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" style:parent-style-name="DefaultParagraphFont" style:family="text">
      <style:text-properties style:font-name="Leelawadee" style:font-name-asian="Times New Roman" style:font-name-complex="Leelawadee" style:letter-kerning="false" fo:font-size="10.5pt" style:font-size-asian="10.5pt" style:font-size-complex="10.5pt" style:language-asian="en" style:country-asian="US" style:language-complex="ar" style:country-complex="SA"/>
    </style:style>
    <style:style style:name="P18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19" style:parent-style-name="PreformattedText" style:family="paragraph">
      <style:paragraph-properties fo:margin-bottom="0.1965in"/>
    </style:style>
    <style:style style:name="P20" style:parent-style-name="PreformattedText" style:family="paragraph">
      <style:paragraph-properties fo:margin-bottom="0.1965in"/>
    </style:style>
    <style:style style:name="P21" style:parent-style-name="PreformattedText" style:family="paragraph">
      <style:paragraph-properties fo:margin-bottom="0.1965in"/>
    </style:style>
    <style:style style:name="P22" style:parent-style-name="Heading3" style:family="paragraph">
      <style:paragraph-properties fo:margin-top="0in" fo:margin-bottom="0.1965in"/>
      <style:text-properties style:text-underline-type="single" style:text-underline-style="solid" style:text-underline-width="auto" style:text-underline-mode="continuous"/>
    </style:style>
    <style:style style:name="P23" style:parent-style-name="PreformattedText" style:family="paragraph">
      <style:paragraph-properties fo:margin-bottom="0.1965in"/>
    </style:style>
    <style:style style:name="P24" style:parent-style-name="PreformattedText" style:family="paragraph">
      <style:paragraph-properties fo:margin-bottom="0.1965in"/>
    </style:style>
    <style:style style:name="P25" style:parent-style-name="PreformattedText" style:family="paragraph">
      <style:paragraph-properties fo:margin-bottom="0.1965in"/>
    </style:style>
    <style:style style:name="T26" style:parent-style-name="SourceText" style:family="text">
      <style:text-properties style:text-underline-type="single" style:text-underline-style="solid" style:text-underline-width="auto" style:text-underline-mode="continuous"/>
    </style:style>
    <style:style style:name="P27" style:parent-style-name="PreformattedText" style:family="paragraph">
      <style:paragraph-properties fo:margin-bottom="0.1965in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</style:style>
    <style:style style:name="P30" style:parent-style-name="Heading2" style:family="paragraph">
      <style:paragraph-properties fo:margin-top="0in" fo:margin-bottom="0.1965in"/>
    </style:style>
    <style:style style:name="P31" style:parent-style-name="PreformattedText" style:family="paragraph">
      <style:text-properties style:font-name="Leelawadee" style:font-name-complex="Leelawadee"/>
    </style:style>
    <style:style style:name="P32" style:parent-style-name="PreformattedText" style:family="paragraph">
      <style:text-properties style:font-name="Leelawadee" style:font-name-complex="Leelawadee"/>
    </style:style>
    <style:style style:name="P33" style:parent-style-name="PreformattedText" style:family="paragraph">
      <style:text-properties style:font-name="Leelawadee" style:font-name-complex="Leelawadee"/>
    </style:style>
    <style:style style:name="P34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35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PreformattedText" style:family="paragraph">
      <style:text-properties style:font-name="Leelawadee" style:font-name-complex="Leelawadee"/>
    </style:style>
    <style:style style:name="P37" style:parent-style-name="PreformattedText" style:family="paragraph">
      <style:text-properties style:font-name="Leelawadee" style:font-name-complex="Leelawadee"/>
    </style:style>
    <style:style style:name="P38" style:parent-style-name="PreformattedText" style:family="paragraph">
      <style:text-properties style:font-name="Leelawadee" style:font-name-complex="Leelawadee"/>
    </style:style>
    <style:style style:name="P39" style:parent-style-name="PreformattedText" style:family="paragraph">
      <style:text-properties style:font-name="Leelawadee" style:font-name-complex="Leelawadee"/>
    </style:style>
    <style:style style:name="P40" style:parent-style-name="PreformattedText" style:family="paragraph">
      <style:text-properties style:font-name="Leelawadee" style:font-name-complex="Leelawadee"/>
    </style:style>
    <style:style style:name="P41" style:parent-style-name="PreformattedText" style:family="paragraph">
      <style:text-properties style:font-name="Leelawadee" style:font-name-complex="Leelawadee"/>
    </style:style>
    <style:style style:name="P42" style:parent-style-name="PreformattedText" style:family="paragraph">
      <style:text-properties style:font-name="Leelawadee" style:font-name-complex="Leelawadee"/>
    </style:style>
    <style:style style:name="P43" style:parent-style-name="PreformattedText" style:family="paragraph">
      <style:text-properties style:font-name="Leelawadee" style:font-name-complex="Leelawadee"/>
    </style:style>
    <style:style style:name="P44" style:parent-style-name="PreformattedText" style:family="paragraph">
      <style:text-properties style:font-name="Leelawadee" style:font-name-complex="Leelawadee"/>
    </style:style>
    <style:style style:name="P45" style:parent-style-name="PreformattedText" style:family="paragraph">
      <style:text-properties style:font-name="Leelawadee" style:font-name-complex="Leelawadee"/>
    </style:style>
    <style:style style:name="P46" style:parent-style-name="PreformattedText" style:family="paragraph">
      <style:text-properties style:font-name="Leelawadee" style:font-name-complex="Leelawadee"/>
    </style:style>
    <style:style style:name="P47" style:parent-style-name="PreformattedText" style:family="paragraph">
      <style:text-properties style:font-name="Leelawadee" style:font-name-complex="Leelawadee"/>
    </style:style>
    <style:style style:name="P48" style:parent-style-name="PreformattedText" style:family="paragraph">
      <style:text-properties style:font-name="Leelawadee" style:font-name-complex="Leelawadee"/>
    </style:style>
    <style:style style:name="P49" style:parent-style-name="PreformattedText" style:family="paragraph">
      <style:text-properties style:font-name="Leelawadee" style:font-name-complex="Leelawadee"/>
    </style:style>
    <style:style style:name="P50" style:parent-style-name="PreformattedText" style:family="paragraph">
      <style:text-properties style:font-name="Leelawadee" style:font-name-complex="Leelawadee"/>
    </style:style>
    <style:style style:name="P51" style:parent-style-name="PreformattedText" style:family="paragraph">
      <style:paragraph-properties fo:margin-bottom="0.1965in"/>
      <style:text-properties style:font-name="Leelawadee" style:font-name-complex="Leelawadee"/>
    </style:style>
    <style:style style:name="P52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/>
      <text:p text:style-name="PreformattedText"><text:span text:style-name="T2">https://www.digitalocean.com/community/tutorials/how-to-install-jenkins-on-ubuntu-16-04</text:span></text:p>
      <text:p text:style-name="PreformattedText"/>
      <text:p text:style-name="PreformattedText"/>
      <text:p text:style-name="PreformattedText"><text:span text:style-name="T3">Add Latest Version PPA</text:span></text:p>
      <text:p text:style-name="PreformattedText"/>
      <text:p text:style-name="PreformattedText">#<text:span text:style-name="T4">wget -q -O - https://jenkins-ci.org/debian/jenkins-ci.org.key | sudo apt-key add -</text:span></text:p>
      <text:p text:style-name="PreformattedText"/>
      <text:p text:style-name="P5">#<text:span text:style-name="T6">sudo sh -c 'echo deb http://pkg.jenkins-ci.org/debian binary/ &gt;<text:s/></text:span><text:span text:style-name="T7">/etc/apt/sources.list.d/jenkins.list'</text:span></text:p>
      <text:h text:style-name="P8" text:outline-level="2">Install Jenkins</text:h>
      <text:p text:style-name="P9">#sudo apt-get update</text:p>
      <text:p text:style-name="P10">#sudo apt-get install jenkins</text:p>
      <text:p text:style-name="P11">#sudo service jenkins start</text:p>
      <text:p text:style-name="P12">#sudo service jenkins status</text:p>
      <text:p text:style-name="P13"><text:span text:style-name="T14">#sudo vim /etc/default/jenkins</text:span></text:p>
      <text:p text:style-name="P15">#sudo ufw allow 8080</text:p>
      <text:p text:style-name="P16"><text:span text:style-name="T17">#sudo ufw status</text:span></text:p>
      <text:p text:style-name="P18"/>
      <text:p text:style-name="P19"/>
      <text:p text:style-name="P20"/>
      <text:p text:style-name="P21"/>
      <text:h text:style-name="P22" text:outline-level="3">Download and<text:s/>configure SonarQube</text:h>
      <text:p text:style-name="P23"><text:span text:style-name="SourceText">#wget https://sonarsource.bintray.com/Distribution/sonarqube/sonarqube-6.4.zip</text:span></text:p>
      <text:p text:style-name="P24"><text:span text:style-name="SourceText">#apt-get -y install unzip</text:span></text:p>
      <text:p text:style-name="P25"><text:span text:style-name="T26">Rename the directory:</text:span></text:p>
      <text:p text:style-name="P27"><text:span text:style-name="SourceText">#sudo mv /opt/sonarqube-6.4 /opt/sonarqube</text:span></text:p>
      <text:p text:style-name="P28"><text:span text:style-name="SourceText">#sudo gedit /opt/sonarqube/conf/sonar.properties</text:span></text:p>
      <text:p text:style-name="P29"/>
      <text:h text:style-name="P30" text:outline-level="2"><text:bookmark-start text:name="-install-sonarqube"/><text:bookmark-end text:name="-install-sonarqube"/><text:soft-page-break/>4 Install<text:s/>SonarQube</text:h>
      <text:p text:style-name="Textbody">1. You can download the latest version of the SonarQube from their official website. You can download it with the wget command:</text:p>
      <text:p text:style-name="Textbody">#wget https://sonarsource.bintray.com/Distribution/sonarqube/sonarqube-5.1.2.zip</text:p>
      <text:p text:style-name="Textbody">2. Once the download is completed, unzip the downloaded archive using the following command:</text:p>
      <text:p text:style-name="Textbody">#sudo unzip sonarqube-6.4.zip -d /opt</text:p>
      <text:p text:style-name="Textbody">3. Next, rename the directory with the following command:</text:p>
      <text:p text:style-name="Textbody">#sudo mv /opt/sonarqube-6.4 /opt/sonar</text:p>
      <text:p text:style-name="Textbody"/>
      <text:p text:style-name="Textbody">4. Next, you will need to modify the SonarQube main configuration file sonar.properties:</text:p>
      <text:p text:style-name="Textbody">#sudo gedit /opt/sonar/conf/sonar.properties</text:p>
      <text:p text:style-name="Textbody">5. Make the following changes:</text:p>
      <text:p text:style-name="P31">##Database User credentials:</text:p>
      <text:p text:style-name="P32">sonar.jdbc.username=sonar</text:p>
      <text:p text:style-name="P33">sonar.jdbc.password=yourpassword</text:p>
      <text:p text:style-name="P34">sonar.jdbc.url=jdbc:mysql://localhost:3306/sonar?useUnicode=true&amp;characterEncoding=utf8&amp;rewriteBatchedStatements=true&amp;useConfigs=maxPerformance&amp;useSSL=false</text:p>
      <text:p text:style-name="Textbody">6. Save and close the file, then create a systemd service file for SonarQube.</text:p>
      <text:p text:style-name="Textbody">#sudo gedit /etc/systemd/system/sonar.service</text:p>
      <text:p text:style-name="P35">Add the following lines:</text:p>
      <text:p text:style-name="P36">[Unit]</text:p>
      <text:p text:style-name="P37">Description=SonarQube service</text:p>
      <text:p text:style-name="P38">After=syslog.target network.target</text:p>
      <text:p text:style-name="P39"/>
      <text:p text:style-name="P40">[Service]</text:p>
      <text:p text:style-name="P41">Type=forking</text:p>
      <text:p text:style-name="P42"/>
      <text:p text:style-name="P43">ExecStart=/opt/sonar/bin/linux-x86-64/sonar.sh start</text:p>
      <text:p text:style-name="P44">ExecStop=/opt/sonar/bin/linux-x86-64/sonar.sh stop</text:p>
      <text:p text:style-name="P45"/>
      <text:p text:style-name="P46">User=root</text:p>
      <text:p text:style-name="P47">Group=root</text:p>
      <text:p text:style-name="P48">Restart=always</text:p>
      <text:p text:style-name="P49"/>
      <text:p text:style-name="P50">[Install]</text:p>
      <text:p text:style-name="P51">WantedBy=multi-user.target</text:p>
      <text:p text:style-name="Textbody">7. Save the file when you are finished, then start the SonarQube service and enable it to start at boot with the following command:</text:p>
      <text:soft-page-break/>
      <text:p text:style-name="Textbody">#sudo systemctl start sonar<text:line-break/>#sudo systemctl enable sonar</text:p>
      <text:p text:style-name="Textbody">8. SonarQube process takes some time to finish for creating database and populating data. You can check the status of SonarQube with the following command:</text:p>
      <text:p text:style-name="Textbody">#sudo systemctl status sonar</text:p>
      <text:p text:style-name="P5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Leelawadee" svg:font-family="Leelawadee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sdeskroot</meta:initial-creator>
    <dc:creator>bsdeskroot</dc:creator>
    <meta:creation-date>2017-11-15T06:01:00Z</meta:creation-date>
    <dc:date>2017-11-17T04:43:00Z</dc:date>
    <meta:template xlink:href="Normal" xlink:type="simple"/>
    <meta:editing-cycles>10</meta:editing-cycles>
    <meta:editing-duration>PT2700S</meta:editing-duration>
    <meta:document-statistic meta:page-count="3" meta:paragraph-count="4" meta:word-count="361" meta:character-count="2418" meta:row-count="17" meta:non-whitespace-character-count="2061"/>
  </office:meta>
</office:document-meta>
</file>